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 style:list-style-name="L1">
      <style:paragraph-properties fo:margin-top="0.81cm" fo:margin-bottom="0.915cm" loext:contextual-spacing="false"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vert</text:p>
      <text:list xml:id="list4050736813" text:style-name="L1">
        <text:list-item>
          <text:p text:style-name="P1">The “git revert” command is like undo command, it does not remove commit from project history.</text:p>
        </text:list-item>
        <text:list-item>
          <text:p text:style-name="P1">It invert <text:s/>the changes introduced by the new commit and appends a new commit.</text:p>
        </text:list-item>
        <text:list-item>
          <text:p text:style-name="P1">It prevent Git losing history.</text:p>
        </text:list-item>
        <text:list-item>
          <text:p text:style-name="P1">Git revert can take specified commit also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21:02:05.181938675</meta:creation-date>
    <dc:date>2021-12-08T21:15:08.099030945</dc:date>
    <meta:editing-duration>PT2M52S</meta:editing-duration>
    <meta:editing-cycles>1</meta:editing-cycles>
    <meta:document-statistic meta:table-count="0" meta:image-count="0" meta:object-count="0" meta:page-count="1" meta:paragraph-count="5" meta:word-count="47" meta:character-count="257" meta:non-whitespace-character-count="218"/>
    <meta:generator>LibreOffice/6.4.7.2$Linux_X86_64 LibreOffice_project/40$Build-2</meta:generator>
  </office:meta>
</office:document-meta>
</file>